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 style:list-style-name="L2">
      <style:paragraph-properties fo:text-align="justify" style:justify-single-word="false"/>
    </style:style>
    <style:style style:name="P5" style:family="paragraph" style:parent-style-name="Standard" style:list-style-name="L3">
      <style:paragraph-properties fo:text-align="justify" style:justify-single-word="false"/>
    </style:style>
    <style:style style:name="T1" style:family="text">
      <style:text-properties fo:color="#2a00ff" style:font-name="Consolas" fo:font-size="10pt" fo:background-color="#e8f2fe" style:font-name-asian="Consolas" style:font-size-asian="10pt" style:font-name-complex="Consolas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E DI INSTALLAZIONE ERDKUNDER BACK-END</text:p>
      <text:p text:style-name="P1"/>
      <text:p text:style-name="P2">Prerequisiti:</text:p>
      <text:p text:style-name="P2"/>
      <text:list xml:id="list7766016674042359509" text:style-name="L1">
        <text:list-item>
          <text:p text:style-name="P3">avere installato sulla macchina una jdk o una open jdk compatibile con Java8;</text:p>
        </text:list-item>
        <text:list-item>
          <text:p text:style-name="P3">avere application server Tomcat disponibile sulla macchina dove si vuole eseguire il deploy in una versione compatibile con Java8;</text:p>
        </text:list-item>
        <text:list-item>
          <text:p text:style-name="P3">database PostgreSQL con estensione PostGIS;</text:p>
        </text:list-item>
        <text:list-item>
          <text:p text:style-name="P3">qualora non si volesse procedere al deploy utilizzando il pacchetto già disponibile è necessario avere installato maven (per la procedura di installazione si può fare riferimento a questo link <text:a xlink:type="simple" xlink:href="https://www.html.it/articoli/maven-organizzazione-dei-progetti-java/" text:style-name="Internet_20_link" text:visited-style-name="Visited_20_Internet_20_Link">https://www.html.it/articoli/maven-organizzazione-dei-progetti-java/</text:a> <text:s/>).</text:p>
        </text:list-item>
      </text:list>
      <text:p text:style-name="P2"/>
      <text:p text:style-name="P2"/>
      <text:p text:style-name="P2">Installazione con pacchetto .war già disponibile :</text:p>
      <text:p text:style-name="P2"/>
      <text:list xml:id="list2757622201905278963" text:style-name="L2">
        <text:list-item>
          <text:p text:style-name="P4">creare un db vuoto con nome vgi-backend;</text:p>
        </text:list-item>
        <text:list-item>
          <text:p text:style-name="P4">nel caso in cui si voglia utilizzare una geometria di validazione per i punti passati dagli utenti allo scopo di evitare che vengano aggiunti punti al di fuori dell'area di interesse è necessario inserire nel db via postgis uno shapefile con la geometria che si intende utilizzare con EPSG 3857. Una volta caricato lo shapefile è necessario rinominare la tabella in “check_geometry”, rinominare la colonna con il tipo geometry in “geom”, e la colonna con il campo id in “long_id”; infine è necessario aggiungere la colonna “last_update_timestamp” e popolare il campo del record con la data di oggi;</text:p>
        </text:list-item>
        <text:list-item>
          <text:p text:style-name="P4">spostare il file .war dentro la cartella webapps di apache tomcat ed eseguire lo start up dell'application server.</text:p>
        </text:list-item>
      </text:list>
      <text:p text:style-name="P2"/>
      <text:p text:style-name="P2">Installazione con creazione pacchetto .war:</text:p>
      <text:p text:style-name="P2"/>
      <text:p text:style-name="P2">prerequisito per questa procedura di installazione è, come già segnalato sopra, avere installato maven.</text:p>
      <text:p text:style-name="P2"/>
      <text:p text:style-name="P2">Nella cartella src/main/resources/env <text:s/>aprire tramite editor di test il file application-prod.properties e sostituire, laddove lo si ritenesse necessario, i parametri custom, tenendo a mente che:</text:p>
      <text:p text:style-name="P2"/>
      <text:list xml:id="list8516755690048788248" text:style-name="L3">
        <text:list-item>
          <text:p text:style-name="P5">il primo parametro indica la porta di ascolto dell'application server;</text:p>
        </text:list-item>
        <text:list-item>
          <text:p text:style-name="P5">il secondo parametro indica l'indirizzo ip del database; se la porta di ascolto del db è la 5432 e il db non si trova su una macchina diversa rispetto a quella di deploy della webapp non è necessario cambiare il parametro;</text:p>
        </text:list-item>
        <text:list-item>
          <text:p text:style-name="P5">i successivi due parametri sono le credenziali di acceso al db che l'applicazione web utilizzerà;</text:p>
        </text:list-item>
        <text:list-item>
          <text:p text:style-name="P5">max.point.per.legenda è un parametro che definisce il massimo numero di punti per ogni legenda definita che l'utente potrà aggiungere;</text:p>
        </text:list-item>
        <text:list-item>
          <text:p text:style-name="P5">secret è una stringa utilizzata nella procedura di criptaggio e decriptaggio del token di sessione;</text:p>
        </text:list-item>
        <text:list-item>
          <text:p text:style-name="P5">front-end.domain indica l'url dell'applicazione front end;</text:p>
        </text:list-item>
        <text:list-item>
          <text:p text:style-name="P5">i successivi parametri indicano gli attributi dell'utente che allo startup dell'applicazione verrà inserito su db con ruolo di amministratore (username e password saranno quindi quelle che consentiranno il primo accesso all'applicazione);</text:p>
        </text:list-item>
      </text:list>
      <text:p text:style-name="P2"/>
      <text:p text:style-name="P2">Una volta configurate le proprietà da riga di comando è necessario portarsi all'interno della cartella vgiBe e digitare il comando “mvn package -Pprod” . Finita la procedura lanciata dal comando, nella <text:soft-page-break/>cartella vgiBe\target dovrebbe ora essere disponibile un file .war. È necessario rinominarlo in vgi.war e seguire poi la procedura di installazione con pacchetto .war disponib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26T16:02:24.83</meta:creation-date>
    <dc:date>2019-04-26T16:54:41.29</dc:date>
    <meta:editing-duration>PT35M7S</meta:editing-duration>
    <meta:editing-cycles>8</meta:editing-cycles>
    <meta:generator>OpenOffice/4.1.5$Win32 OpenOffice.org_project/415m1$Build-9789</meta:generator>
    <meta:document-statistic meta:table-count="0" meta:image-count="0" meta:object-count="0" meta:page-count="2" meta:paragraph-count="21" meta:word-count="455" meta:character-count="3027"/>
  </office:meta>
</office:document-meta>
</file>